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5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4cm" svg:y="1.138cm" presentation:class="title" presentation:user-transformed="true">
          <draw:text-box>
            <text:p text:style-name="P1">Курс CBCP01 <text:line-break/>Основы программирования на языке C (углубленный)</text:p>
          </draw:text-box>
        </draw:frame>
        <draw:frame presentation:style-name="pr2" draw:text-style-name="P2" draw:layer="layout" svg:width="25.199cm" svg:height="5.319cm" svg:x="1.4cm" svg:y="7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8T17:15:45.803000000</dc:date>
    <meta:editing-duration>PT55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